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ff0000" draw:fill="none" draw:fill-color="#ffffff" fo:padding-top="-0.037cm" fo:padding-bottom="-0.037cm" fo:padding-left="-0.037cm" fo:padding-right="-0.037cm"/>
    </style:style>
    <style:style style:name="gr2" style:family="graphic" style:parent-style-name="standard">
      <style:graphic-properties svg:stroke-width="0.025cm" svg:stroke-color="#000000" draw:fill="none" draw:fill-color="#ffffff" fo:padding-top="-0.037cm" fo:padding-bottom="-0.037cm" fo:padding-left="-0.037cm" fo:padding-right="-0.037cm"/>
    </style:style>
    <style:style style:name="gr3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5cm" svg:y="-3.07cm"/>
          <draw:glue-point draw:id="5" svg:x="-5cm" svg:y="3.07cm"/>
          <draw:glue-point draw:id="6" svg:x="-5cm" svg:y="0cm"/>
          <draw:glue-point draw:id="7" svg:x="5cm" svg:y="-3.07cm"/>
          <draw:glue-point draw:id="8" svg:x="5cm" svg:y="3.07cm"/>
          <draw:glue-point draw:id="9" svg:x="5cm" svg:y="0cm"/>
          <draw:glue-point draw:id="10" svg:x="-0.909cm" svg:y="-5cm"/>
          <draw:glue-point draw:id="11" svg:x="0.909cm" svg:y="-5cm"/>
          <draw:glue-point draw:id="12" svg:x="1.455cm" svg:y="-3.877cm"/>
          <draw:glue-point draw:id="13" svg:x="-1.455cm" svg:y="-3.877cm"/>
          <draw:glue-point draw:id="14" svg:x="0cm" svg:y="-5cm"/>
          <draw:glue-point draw:id="15" svg:x="1.182cm" svg:y="-4.439cm"/>
          <draw:glue-point draw:id="16" svg:x="0cm" svg:y="-3.877cm"/>
          <draw:glue-point draw:id="17" svg:x="-1.455cm" svg:y="3.877cm"/>
          <draw:glue-point draw:id="18" svg:x="1.455cm" svg:y="3.877cm"/>
          <draw:glue-point draw:id="19" svg:x="0.909cm" svg:y="5cm"/>
          <draw:glue-point draw:id="20" svg:x="-0.909cm" svg:y="5cm"/>
          <draw:glue-point draw:id="21" svg:x="0cm" svg:y="3.877cm"/>
          <draw:glue-point draw:id="22" svg:x="1.182cm" svg:y="4.439cm"/>
          <draw:glue-point draw:id="23" svg:x="0cm" svg:y="5cm"/>
          <draw:path draw:style-name="gr1" draw:layer="layout" svg:width="0.092cm" svg:height="1.551cm" svg:x="0.216cm" svg:y="0.225cm" svg:viewBox="0 0 93 1552" svg:d="m34 0c14 91-93 196 14 266s-107 141 0 211-107 140 0 211-107 140 0 210-107 141 0 211-107 141 4 214-40 67-18 229">
            <text:p/>
          </draw:path>
          <draw:line draw:style-name="gr2" draw:layer="layout" svg:x1="0cm" svg:y1="0.386cm" svg:x2="0cm" svg:y2="1.614cm">
            <text:p/>
          </draw:line>
          <draw:line draw:style-name="gr2" draw:layer="layout" svg:x1="0.386cm" svg:y1="0.386cm" svg:x2="0.386cm" svg:y2="1.614cm">
            <text:p/>
          </draw:line>
          <draw:path draw:style-name="gr2" draw:layer="layout" svg:width="0.386cm" svg:height="0.172cm" svg:x="0cm" svg:y="0.211cm" svg:viewBox="0 0 387 173" svg:d="m387 173v0c-4-29-11-53-25-78-18-32-39-53-70-70s-60-25-99-25-67 7-99 25-52 38-70 70c-14 25-21 49-24 78">
            <text:p/>
          </draw:path>
          <draw:path draw:style-name="gr2" draw:layer="layout" svg:width="0.386cm" svg:height="0.171cm" svg:x="0cm" svg:y="1.614cm" svg:viewBox="0 0 387 172" svg:d="m0 0c3 28 10 52 24 77 18 32 39 53 70 70s60 25 99 25 67-7 99-25 52-38 70-70c14-25 21-49 25-77">
            <text:p/>
          </draw:path>
          <draw:polygon draw:style-name="gr3" draw:layer="layout" svg:width="0.112cm" svg:height="0.225cm" svg:x="0.137cm" svg:y="0cm" svg:viewBox="0 0 113 226" draw:points="21,0 91,0 113,226 0,226">
            <text:p/>
          </draw:polygon>
          <draw:polygon draw:style-name="gr3" draw:layer="layout" svg:width="0.112cm" svg:height="0.225cm" svg:x="0.137cm" svg:y="1.775cm" svg:viewBox="0 0 113 226" draw:points="0,0 113,0 91,226 21,226">
            <text:p/>
          </draw:polygon>
          <draw:path draw:style-name="gr1" draw:layer="layout" svg:width="0.077cm" svg:height="1.551cm" svg:x="0.109cm" svg:y="0.225cm" svg:viewBox="0 0 78 1552" svg:d="m26 0c-14 91 112 196 14 266s98 141 0 211 98 140 0 211 98 140 0 210 98 141 0 211 102 144 3 214 7 67-17 229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olumn-reflux-red</dc:title>
    <meta:creation-date>2011-02-07T17:15:57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